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  <style:paragraph-properties style:writing-mode="lr-tb"/>
    </style:style>
    <style:style style:name="gr2" style:family="graphic" style:parent-style-name="standard">
      <style:graphic-properties draw:fill="none" draw:textarea-vertical-align="middle" draw:auto-grow-height="false" fo:min-height="2.114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fo:background-color="#f8aa97" style:font-size-asian="18pt" style:font-size-complex="18pt"/>
    </style:style>
    <style:style style:name="P5" style:family="paragraph">
      <style:paragraph-properties fo:text-align="center"/>
      <style:text-properties fo:background-color="#fff5ce"/>
    </style:style>
    <style:style style:name="P6" style:family="paragraph">
      <loext:graphic-properties draw:fill="none" draw:fill-color="#ffffff"/>
      <style:paragraph-properties fo:text-align="center"/>
      <style:text-properties fo:font-size="15pt" fo:background-color="#fff5ce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color="#b2b2b2" loext:opacity="100%" style:font-name="Courier New" fo:font-size="12pt" fo:font-weight="bold" style:font-size-asian="18pt" style:font-weight-asian="bold" style:font-size-complex="18pt" style:font-weight-complex="bold"/>
    </style:style>
    <style:style style:name="T4" style:family="text">
      <style:text-properties fo:color="#b2b2b2" loext:opacity="100%" style:font-name="Courier New" fo:font-size="12pt" style:font-size-asian="18pt" style:font-size-complex="18pt"/>
    </style:style>
    <style:style style:name="T5" style:family="text">
      <style:text-properties fo:font-size="12pt"/>
    </style:style>
    <style:style style:name="T6" style:family="text">
      <style:text-properties fo:font-size="15pt" fo:background-color="#f8aa97" style:font-size-asian="18pt" style:font-size-complex="18pt"/>
    </style:style>
    <style:style style:name="T7" style:family="text">
      <style:text-properties fo:font-size="15pt" fo:background-color="#fff5c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603cm" svg:height="5.983cm" svg:x="0.386cm" svg:y="0.88cm">
          <draw:text-box>
            <text:p><text:span text:style-name="T1">Plink:</text:span><text:span text:style-name="T2">/path/and/prefix/to/Ldpruned/plink/step3/listItem1/myPlinkPrefix</text:span></text:p>
            <text:p><text:span text:style-name="T2"/></text:p>
            <text:p><text:span text:style-name="T2"/></text:p>
            <text:p><text:span text:style-name="T1"/></text:p>
            <text:p><text:span text:style-name="T1"/></text:p>
            <text:p><text:span text:style-name="T3"/></text:p>
            <text:p><text:span text:style-name="T3">PhenoFile:</text:span><text:span text:style-name="T4">/path/to/step3/listItem2/myPhenoFile.txt</text:span></text:p>
            <text:p><text:span text:style-name="T3">ChromosomeLengthFile:</text:span><text:span text:style-name="T4">/path/to/step3/listItem3/chromosomeLengthFile.txt</text:span></text:p>
            <text:p><text:span text:style-name="T3">InfoFile:</text:span><text:span text:style-name="T4">/path/to/step3/itemList5/infoFile.txt</text:span></text:p>
            <text:p><text:span text:style-name="T3">ImputeDir:</text:span><text:span text:style-name="T4">/path/to/directory/containing/files/created/in/step3/listItem4/</text:span></text:p>
            <text:p><text:span text:style-name="T3">ImputeSuffix:</text:span><text:span text:style-name="T4">_rsq70_merged_renamed.vcf.gz</text:span></text:p>
            <text:p><text:span text:style-name="T5"/></text:p>
          </draw:text-box>
        </draw:frame>
        <draw:custom-shape draw:style-name="gr2" draw:text-style-name="P2" draw:layer="layout" svg:width="0.717cm" svg:height="2.494cm" draw:transform="skewX (-0.00139626340159546) translate (19.006cm 3.74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19.054cm" svg:height="1.427cm" svg:x="0.32cm" svg:y="0.051cm">
          <draw:text-box>
            <text:p text:style-name="P3"><text:span text:style-name="T6">These parameters all relate to the the files created in step 3 and are required.</text:span></text:p>
          </draw:text-box>
        </draw:frame>
        <draw:frame draw:style-name="gr3" draw:text-style-name="P6" draw:layer="layout" svg:width="20.32cm" svg:height="1.427cm" svg:x="-0.2cm" svg:y="2.384cm">
          <draw:text-box>
            <text:p text:style-name="P5"><text:span text:style-name="T7">The keyword parameters below are not used and can be set to anything – they will be ignore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903cm" svg:x="1cm" svg:y="4.469cm"/>
      <draw:page-thumbnail draw:layer="backgroundobjects" svg:width="9.294cm" svg:height="2.903cm" svg:x="1cm" svg:y="12.517cm"/>
      <draw:page-thumbnail draw:layer="backgroundobjects" svg:width="9.294cm" svg:height="2.903cm" svg:x="1cm" svg:y="20.565cm"/>
      <draw:page-thumbnail draw:layer="backgroundobjects" svg:width="9.294cm" svg:height="2.903cm" svg:x="11.295cm" svg:y="4.469cm"/>
      <draw:page-thumbnail draw:layer="backgroundobjects" svg:width="9.294cm" svg:height="2.903cm" svg:x="11.295cm" svg:y="12.517cm"/>
      <draw:page-thumbnail draw:layer="backgroundobjects" svg:width="9.294cm" svg:height="2.903cm" svg:x="11.295cm" svg:y="20.565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5:57:48.517555125</meta:creation-date>
    <dc:date>2021-04-26T21:48:41.679581807</dc:date>
    <meta:editing-duration>PT6M31S</meta:editing-duration>
    <meta:editing-cycles>2</meta:editing-cycles>
    <meta:generator>LibreOffice/7.1.2.2$Linux_X86_64 LibreOffice_project/5751006d328844ba3fa6124ed263bbf122f0788a</meta:generator>
    <meta:document-statistic meta:object-count="27"/>
  </office:meta>
</office:document-meta>
</file>